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CAD</text:p>
      <text:p text:style-name="P2">Sistema de Controle Acadêmico</text:p>
      <text:p text:style-name="P3"/>
      <text:p text:style-name="P1">Projeto de Banco de Dados – Modelo Lógico</text:p>
      <text:p text:style-name="Text_20_body"/>
      <text:p text:style-name="Text_20_body">Pessoa (<text:span text:style-name="T1">cpf</text:span>, nome, estadoCivil, email);</text:p>
      <text:p text:style-name="Text_20_body">Endereco (<text:span text:style-name="T1">cep, rua, bairro, cidade, uf, complemento, numero</text:span>, tipo);</text:p>
      <text:p text:style-name="Text_20_body">PessoaEndereco(<text:span text:style-name="T6">FK_Pessoa(cpf), FK_Endereco(rua, bairro, cep, numero, complemento, cidade, uf)</text:span>);</text:p>
      <text:p text:style-name="Text_20_body">Telefone (<text:span text:style-name="T1">codigoArea, numero</text:span>, tipo);</text:p>
      <text:p text:style-name="Text_20_body">PessoaTelefone (<text:span text:style-name="T1">FK_Telefone(codigoArea, numero), FK_Pessoa(cpf)</text:span>);</text:p>
      <text:p text:style-name="Text_20_body">Escola (<text:span text:style-name="T1">cnpj</text:span>, nome, inscricaoEstadual)</text:p>
      <text:p text:style-name="Text_20_body">EscolaEndereco(<text:span text:style-name="T1">FK_Escola(cnpj), FK_Endereco(rua, bairro, cep, numero, complemento, cidade, uf)</text:span>);</text:p>
      <text:p text:style-name="Text_20_body">EscolaTelefone(<text:span text:style-name="T2">FK_Telefone(codigoArea, numero), FK_Escola(cnpj)</text:span>);</text:p>
      <text:p text:style-name="Text_20_body">Responsavel (<text:span text:style-name="T1">FK_Pessoa(cpf)</text:span>, profissao, localTrabalho, renda);</text:p>
      <text:p text:style-name="Text_20_body">Aluno (<text:span text:style-name="T1">ra</text:span>, nome, dataNascimento, sexo, FK_Responsavel(cpf));</text:p>
      <text:p text:style-name="Text_20_body">Curso (<text:span text:style-name="T1">descricao</text:span>, ementa);</text:p>
      <text:p text:style-name="Text_20_body">EscolaCurso (<text:span text:style-name="T1">FK_Escola(cnpj), FK_Curso(nome)</text:span>);</text:p>
      <text:p text:style-name="Text_20_body">Serie (<text:span text:style-name="T1">descricao</text:span>, ordem, FK_Serie(seriePosterior), FK_Curso(nome));</text:p>
      <text:p text:style-name="Text_20_body">Turno (<text:span text:style-name="T1">descricao</text:span>, horaInicio, horaTermino);</text:p>
      <text:p text:style-name="Text_20_body">Turma (<text:span text:style-name="T1">FK_Escola(cnpj), FK_Serie(descricao), codigo, ano, semestre</text:span>, FK_Turno(descricao), descricao, status);</text:p>
      <text:p text:style-name="Text_20_body">Matricula (<text:span text:style-name="T1">FK_Aluno(ra), FK_Turma(cnpj, descricao, codigo, ano, semestre), dataEntrada</text:span>, dataSaida, numeroOrdem);</text:p>
      <text:p text:style-name="Text_20_body">Disciplina (<text:span text:style-name="T1">abreviacao</text:span>, nome, descricao);</text:p>
      <text:p text:style-name="Text_20_body">MatrizCurricular (<text:span text:style-name="T1">FK_Escola(cnpj), FK_Serie(descricao), ano, semestre</text:span>);</text:p>
      <text:p text:style-name="Text_20_body"><text:soft-page-break/>MatrizCurricularDisciplina(<text:span text:style-name="T1">FK_Disciplina(abreviacao), FK_MatrizCurricular(FK_Escola(cnpj), FK_Serie(descricao), ano, semestre),</text:span><text:span text:style-name="T3"> ementa</text:span>);</text:p>
      <text:p text:style-name="Text_20_body">Alocacao (<text:span text:style-name="T1">FK_Professor(matricula), FK_Disciplina(abreviacao), FK_Turma(cnpj, descricao, codigo, ano, semestre)</text:span>);</text:p>
      <text:p text:style-name="Text_20_body">PeriodoAvaliacao(<text:span text:style-name="T1">FK_Curso(descricao), abreviacao, ano, semestre</text:span>, descricao);</text:p>
      <text:p text:style-name="Text_20_body">Avaliacao(<text:span text:style-name="T1">abreviacao, FK_PeriodoAvaliacao(abreviacao)</text:span>, descricao, peso);</text:p>
      <text:p text:style-name="Text_20_body">Nota (<text:span text:style-name="T1">FK_Matricula(FK_Aluno(ra), FK_Turma(cnpj, descricao, codigo, ano, semestre)), FK_Disciplina(abreviacao), FK_Avaliacao(descricao)</text:span>, valor);</text:p>
      <text:p text:style-name="Text_20_body">Frequencia (<text:span text:style-name="T1">FK_Matricula(FK_Aluno(ra), FK_Turma(cnpj, descricao, codigo, ano, semestre)), FK_Disciplina(abreviacao), FK_PeriodoAvalicao(abreviacao)</text:span><text:span text:style-name="T3">, valor</text:span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uno </meta:initial-creator>
    <meta:creation-date>2010-08-07T09:00:45</meta:creation-date>
    <dc:date>2011-11-12T19:47:05.16</dc:date>
    <dc:creator>Ricardo Camargo Tarício</dc:creator>
    <meta:editing-duration>PT01H19M28S</meta:editing-duration>
    <meta:editing-cycles>14</meta:editing-cycles>
    <meta:generator>BrOffice.org/3.2$Win32 OpenOffice.org_project/320m18$Build-9502</meta:generator>
    <meta:document-statistic meta:table-count="0" meta:image-count="0" meta:object-count="0" meta:page-count="2" meta:paragraph-count="27" meta:word-count="155" meta:character-count="1908"/>
  </office:meta>
</office:document-meta>
</file>